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D0000011C10CAB7CE2D38EB9C.png" manifest:media-type="image/png"/>
  <manifest:file-entry manifest:full-path="Pictures/100000000000007C00000111F5231B55690019FB.png" manifest:media-type="image/png"/>
  <manifest:file-entry manifest:full-path="Pictures/10000000000001BC0000014B8D0BF95DBE000FB8.png" manifest:media-type="image/png"/>
  <manifest:file-entry manifest:full-path="Pictures/10000000000000B0000001066C366BE59C423103.png" manifest:media-type="image/png"/>
  <manifest:file-entry manifest:full-path="Pictures/1000000000000161000000B424324CEDFA491251.png" manifest:media-type="image/png"/>
  <manifest:file-entry manifest:full-path="Pictures/100000000000021F0000015110E804EA08980EC3.png" manifest:media-type="image/png"/>
  <manifest:file-entry manifest:full-path="Pictures/10000000000002220000013C198F42709093B7F6.png" manifest:media-type="image/png"/>
  <manifest:file-entry manifest:full-path="Pictures/10000000000000A900000113B46BB981E5535500.png" manifest:media-type="image/png"/>
  <manifest:file-entry manifest:full-path="Pictures/100000000000008E000001338CAF8D6E08F786A0.png" manifest:media-type="image/png"/>
  <manifest:file-entry manifest:full-path="Pictures/100000000000016B000000DC5201F8C22A675890.png" manifest:media-type="image/png"/>
  <manifest:file-entry manifest:full-path="Pictures/1000000000000106000000B6BB1C92FB2A18EF72.png" manifest:media-type="image/png"/>
  <manifest:file-entry manifest:full-path="Pictures/100000000000037C000001A10C81D52056870362.png" manifest:media-type="image/png"/>
  <manifest:file-entry manifest:full-path="Pictures/10000000000001D1000000F6A08BB836AB57B91B.png" manifest:media-type="image/png"/>
  <manifest:file-entry manifest:full-path="Pictures/100000000000020B0000016B630C81C2A13B3C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97cm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fill="hatch" draw:fill-color="#e6e6ff" draw:fill-hatch-name="Black_20_45_20_Degrees" draw:fill-hatch-solid="true" draw:textarea-horizontal-align="justify" draw:textarea-vertical-align="middle" draw:auto-grow-height="false" fo:min-height="20.35cm" fo:min-width="0cm"/>
    </style:style>
    <style:style style:name="gr5" style:family="graphic" style:parent-style-name="standard">
      <style:graphic-properties draw:fill="hatch" draw:fill-color="#579d1c" draw:fill-hatch-name="Black_20_45_20_Degrees" draw:fill-hatch-solid="true" draw:textarea-horizontal-align="justify" draw:textarea-vertical-align="middle" draw:auto-grow-height="false" fo:min-height="19.35cm" fo:min-width="0cm"/>
    </style:style>
    <style:style style:name="gr6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845cm"/>
    </style:style>
    <style:style style:name="gr8" style:family="graphic" style:parent-style-name="standard">
      <style:graphic-properties draw:stroke="none" svg:stroke-color="#000000" draw:fill="none" draw:fill-color="#ffffff" fo:min-height="2.371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draw:fill="hatch" draw:fill-color="#579d1c" draw:fill-hatch-name="Black_20_45_20_Degrees" draw:fill-hatch-solid="true" draw:textarea-horizontal-align="justify" draw:textarea-vertical-align="middle" draw:auto-grow-height="false" fo:min-height="17.75cm" fo:min-width="0cm"/>
    </style:style>
    <style:style style:name="gr11" style:family="graphic" style:parent-style-name="standard">
      <style:graphic-properties draw:stroke="none" svg:stroke-color="#000000" draw:fill="none" draw:fill-color="#ffffff" fo:min-height="3.949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hatch" draw:fill-color="#e6e6ff" draw:fill-hatch-name="Black_20_45_20_Degrees" draw:fill-hatch-solid="true"/>
      <style:paragraph-properties fo:text-align="center"/>
    </style:style>
    <style:style style:name="P4" style:family="paragraph">
      <loext:graphic-properties draw:fill="hatch" draw:fill-color="#579d1c" draw:fill-hatch-name="Black_20_45_20_Degrees" draw:fill-hatch-solid="tru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36cm" svg:height="5.084cm" svg:x="13.3cm" svg:y="10.576cm">
          <draw:image xlink:href="Pictures/100000000000007D0000011C10CAB7CE2D38EB9C.png" xlink:type="simple" xlink:show="embed" xlink:actuate="onLoad">
            <text:p/>
          </draw:image>
        </draw:frame>
        <draw:frame draw:style-name="gr1" draw:text-style-name="P1" draw:layer="layout" svg:width="2.272cm" svg:height="5cm" svg:x="15.027cm" svg:y="10.452cm">
          <draw:image xlink:href="Pictures/100000000000007C00000111F5231B55690019FB.png" xlink:type="simple" xlink:show="embed" xlink:actuate="onLoad">
            <text:p/>
          </draw:image>
        </draw:frame>
        <draw:frame draw:style-name="gr2" draw:text-style-name="P2" draw:layer="layout" svg:width="3cm" svg:height="2.147cm" svg:x="14.5cm" svg:y="15.801cm">
          <draw:text-box>
            <text:p><text:span text:style-name="T1">APEM</text:span></text:p>
            <text:p><text:span text:style-name="T1">TL</text:span></text:p>
            <text:p><text:span text:style-name="T1">Trop cher</text:span></text:p>
          </draw:text-box>
        </draw:frame>
        <draw:frame draw:style-name="gr1" draw:text-style-name="P1" draw:layer="layout" svg:width="5.886cm" svg:height="3cm" draw:transform="rotate (-1.5707963267949) translate (10.3cm 9.462cm)">
          <draw:image xlink:href="Pictures/1000000000000161000000B424324CEDFA491251.png" xlink:type="simple" xlink:show="embed" xlink:actuate="onLoad">
            <text:p/>
          </draw:image>
        </draw:frame>
        <draw:frame draw:style-name="gr1" draw:text-style-name="P1" draw:layer="layout" svg:width="2.807cm" svg:height="4.179cm" svg:x="10.5cm" svg:y="10.369cm">
          <draw:image xlink:href="Pictures/10000000000000B0000001066C366BE59C423103.png" xlink:type="simple" xlink:show="embed" xlink:actuate="onLoad">
            <text:p/>
          </draw:image>
        </draw:frame>
        <draw:frame draw:style-name="gr1" draw:text-style-name="P1" draw:layer="layout" svg:width="5.978cm" svg:height="3.457cm" draw:transform="rotate (-1.5707963267949) translate (7.5cm 9.724cm)">
          <draw:image xlink:href="Pictures/10000000000002220000013C198F42709093B7F6.png" xlink:type="simple" xlink:show="embed" xlink:actuate="onLoad">
            <text:p/>
          </draw:image>
        </draw:frame>
        <draw:frame draw:style-name="gr3" draw:text-style-name="P2" draw:layer="layout" svg:width="2cm" svg:height="1.199cm" svg:x="4cm" svg:y="14.5cm">
          <draw:text-box>
            <text:p><text:span text:style-name="T1">MC</text:span></text:p>
            <text:p><text:span text:style-name="T1">2M</text:span></text:p>
          </draw:text-box>
        </draw:frame>
        <draw:frame draw:style-name="gr3" draw:text-style-name="P2" draw:layer="layout" svg:width="2cm" svg:height="1.199cm" svg:x="8cm" svg:y="14.801cm">
          <draw:text-box>
            <text:p><text:span text:style-name="T1">NKK</text:span></text:p>
            <text:p><text:span text:style-name="T1">M</text:span></text:p>
          </draw:text-box>
        </draw:frame>
        <draw:frame draw:style-name="gr3" draw:text-style-name="P2" draw:layer="layout" svg:width="2cm" svg:height="1.199cm" svg:x="10.5cm" svg:y="14.5cm">
          <draw:text-box>
            <text:p><text:span text:style-name="T1">TE</text:span></text:p>
            <text:p><text:span text:style-name="T1">Gemini</text:span></text:p>
          </draw:text-box>
        </draw:frame>
        <draw:frame draw:style-name="gr1" draw:text-style-name="P1" draw:layer="layout" svg:width="4.393cm" svg:height="2.239cm" draw:transform="rotate (-1.5707963267949) translate (19.694cm 1.327cm)">
          <draw:image xlink:href="Pictures/1000000000000161000000B424324CEDFA491251.png" xlink:type="simple" xlink:show="embed" xlink:actuate="onLoad">
            <text:p/>
          </draw:image>
        </draw:frame>
        <draw:frame draw:style-name="gr1" draw:text-style-name="P1" draw:layer="layout" svg:width="4.138cm" svg:height="3.085cm" draw:transform="rotate (1.5707963267949) translate (1cm 14.538cm)">
          <draw:image xlink:href="Pictures/10000000000001BC0000014B8D0BF95DBE000FB8.png" xlink:type="simple" xlink:show="embed" xlink:actuate="onLoad">
            <text:p/>
          </draw:image>
        </draw:frame>
        <draw:frame draw:style-name="gr1" draw:text-style-name="P1" draw:layer="layout" svg:width="1.922cm" svg:height="2.862cm" svg:x="19.507cm" svg:y="2.045cm">
          <draw:image xlink:href="Pictures/10000000000000B0000001066C366BE59C423103.png" xlink:type="simple" xlink:show="embed" xlink:actuate="onLoad">
            <text:p/>
          </draw:image>
        </draw:frame>
        <draw:frame draw:style-name="gr1" draw:text-style-name="P1" draw:layer="layout" svg:width="4.162cm" svg:height="2.407cm" draw:transform="rotate (-1.5707963267949) translate (17.45cm 1.679cm)">
          <draw:image xlink:href="Pictures/10000000000002220000013C198F42709093B7F6.png" xlink:type="simple" xlink:show="embed" xlink:actuate="onLoad">
            <text:p/>
          </draw:image>
        </draw:frame>
        <draw:frame draw:style-name="gr1" draw:text-style-name="P1" draw:layer="layout" svg:width="4.029cm" svg:height="2.5cm" draw:transform="rotate (-1.5707963267949) translate (14.888cm 1.608cm)">
          <draw:image xlink:href="Pictures/100000000000021F0000015110E804EA08980EC3.png" xlink:type="simple" xlink:show="embed" xlink:actuate="onLoad">
            <text:p/>
          </draw:image>
        </draw:frame>
        <draw:frame draw:style-name="gr1" draw:text-style-name="P1" draw:layer="layout" svg:width="1.999cm" svg:height="3.252cm" svg:x="10.107cm" svg:y="2.463cm">
          <draw:image xlink:href="Pictures/10000000000000A900000113B46BB981E5535500.png" xlink:type="simple" xlink:show="embed" xlink:actuate="onLoad">
            <text:p/>
          </draw:image>
        </draw:frame>
        <draw:frame draw:style-name="gr1" draw:text-style-name="P1" draw:layer="layout" svg:width="1.665cm" svg:height="3.6cm" svg:x="8.4cm" svg:y="2.116cm">
          <draw:image xlink:href="Pictures/100000000000008E000001338CAF8D6E08F786A0.png" xlink:type="simple" xlink:show="embed" xlink:actuate="onLoad">
            <text:p/>
          </draw:image>
        </draw:frame>
        <draw:frame draw:style-name="gr1" draw:text-style-name="P1" draw:layer="layout" svg:width="4.59cm" svg:height="2.782cm" draw:transform="rotate (-1.5707963267949) translate (8.591cm 1.176cm)">
          <draw:image xlink:href="Pictures/100000000000016B000000DC5201F8C22A675890.png" xlink:type="simple" xlink:show="embed" xlink:actuate="onLoad">
            <text:p/>
          </draw:image>
        </draw:frame>
        <draw:frame draw:style-name="gr1" draw:text-style-name="P1" draw:layer="layout" svg:width="1.46cm" svg:height="3.319cm" svg:x="3.367cm" svg:y="2.241cm">
          <draw:image xlink:href="Pictures/100000000000007D0000011C10CAB7CE2D38EB9C.png" xlink:type="simple" xlink:show="embed" xlink:actuate="onLoad">
            <text:p/>
          </draw:image>
        </draw:frame>
        <draw:frame draw:style-name="gr1" draw:text-style-name="P1" draw:layer="layout" svg:width="1.473cm" svg:height="3.242cm" svg:x="4.326cm" svg:y="2.17cm">
          <draw:image xlink:href="Pictures/100000000000007C00000111F5231B55690019FB.png" xlink:type="simple" xlink:show="embed" xlink:actuate="onLoad">
            <text:p/>
          </draw:image>
        </draw:frame>
        <draw:frame draw:style-name="gr1" draw:text-style-name="P1" draw:layer="layout" svg:width="3.6cm" svg:height="2.5cm" draw:transform="rotate (-1.5707963267949) translate (3.4cm 1.7cm)">
          <draw:image xlink:href="Pictures/1000000000000106000000B6BB1C92FB2A18EF72.png" xlink:type="simple" xlink:show="embed" xlink:actuate="onLoad">
            <text:p/>
          </draw:image>
        </draw:frame>
        <draw:custom-shape draw:style-name="gr4" draw:text-style-name="P3" draw:layer="layout" svg:width="0.1cm" svg:height="20.6cm" draw:transform="rotate (1.5707963267949) translate (-0.6cm 3.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52cm" svg:height="19.6cm" draw:transform="rotate (1.5707963267949) translate (0.4cm 4.5cm)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0.4cm" svg:y1="3.5cm" svg:x2="0.4cm" svg:y2="4.3cm">
          <text:p/>
        </draw:line>
        <draw:frame draw:style-name="gr3" draw:text-style-name="P2" draw:layer="layout" svg:width="2cm" svg:height="1.199cm" svg:x="0.9cm" svg:y="5.801cm">
          <draw:text-box>
            <text:p><text:span text:style-name="T1">APEM</text:span></text:p>
            <text:p><text:span text:style-name="T1"><text:s/></text:span><text:span text:style-name="T1">5000</text:span></text:p>
          </draw:text-box>
        </draw:frame>
        <draw:frame draw:style-name="gr3" draw:text-style-name="P2" draw:layer="layout" svg:width="2cm" svg:height="1.199cm" svg:x="3.9cm" svg:y="5.801cm">
          <draw:text-box>
            <text:p><text:span text:style-name="T1">APEM</text:span></text:p>
            <text:p><text:span text:style-name="T1">TL</text:span></text:p>
          </draw:text-box>
        </draw:frame>
        <draw:frame draw:style-name="gr3" draw:text-style-name="P2" draw:layer="layout" svg:width="2cm" svg:height="1.199cm" svg:x="6.4cm" svg:y="5.301cm">
          <draw:text-box>
            <text:p><text:span text:style-name="T1">C&amp;K</text:span></text:p>
            <text:p><text:span text:style-name="T1">7000</text:span></text:p>
          </draw:text-box>
        </draw:frame>
        <draw:frame draw:style-name="gr7" draw:text-style-name="P2" draw:layer="layout" svg:width="2.1cm" svg:height="3.095cm" svg:x="8.4cm" svg:y="5.5cm">
          <draw:text-box>
            <text:p><text:span text:style-name="T1">C&amp;K</text:span></text:p>
            <text:p><text:span text:style-name="T1">7000 / T</text:span></text:p>
            <text:p><text:span text:style-name="T1">V3,V31</text:span></text:p>
            <text:p><text:span text:style-name="T1">DimA = 11.8</text:span></text:p>
          </draw:text-box>
        </draw:frame>
        <draw:frame draw:style-name="gr8" draw:text-style-name="P2" draw:layer="layout" svg:width="2cm" svg:height="2.621cm" svg:x="10.4cm" svg:y="5.5cm">
          <draw:text-box>
            <text:p><text:span text:style-name="T1">MC</text:span></text:p>
            <text:p><text:span text:style-name="T1">1M</text:span></text:p>
            <text:p><text:span text:style-name="T1">VS2</text:span></text:p>
            <text:p><text:span text:style-name="T1">DimA = 11.8</text:span></text:p>
          </draw:text-box>
        </draw:frame>
        <draw:frame draw:style-name="gr3" draw:text-style-name="P2" draw:layer="layout" svg:width="2cm" svg:height="1.199cm" svg:x="12.9cm" svg:y="5.379cm">
          <draw:text-box>
            <text:p><text:span text:style-name="T1">MC</text:span></text:p>
            <text:p><text:span text:style-name="T1">1M</text:span></text:p>
          </draw:text-box>
        </draw:frame>
        <draw:frame draw:style-name="gr9" draw:text-style-name="P2" draw:layer="layout" svg:width="1cm" svg:height="0.725cm" svg:x="-0.6cm" svg:y="3.5cm">
          <draw:text-box>
            <text:p><text:span text:style-name="T1">12</text:span></text:p>
          </draw:text-box>
        </draw:frame>
        <draw:frame draw:style-name="gr3" draw:text-style-name="P2" draw:layer="layout" svg:width="2cm" svg:height="1.199cm" svg:x="15.4cm" svg:y="5.5cm">
          <draw:text-box>
            <text:p><text:span text:style-name="T1">MC</text:span></text:p>
            <text:p><text:span text:style-name="T1">2M</text:span></text:p>
          </draw:text-box>
        </draw:frame>
        <draw:frame draw:style-name="gr3" draw:text-style-name="P2" draw:layer="layout" svg:width="2cm" svg:height="1.199cm" svg:x="17.4cm" svg:y="5.801cm">
          <draw:text-box>
            <text:p><text:span text:style-name="T1">NKK</text:span></text:p>
            <text:p><text:span text:style-name="T1">M</text:span></text:p>
          </draw:text-box>
        </draw:frame>
        <draw:frame draw:style-name="gr3" draw:text-style-name="P2" draw:layer="layout" svg:width="2cm" svg:height="1.199cm" svg:x="20cm" svg:y="5.5cm">
          <draw:text-box>
            <text:p><text:span text:style-name="T1">TE</text:span></text:p>
            <text:p><text:span text:style-name="T1">Gemini</text:span></text:p>
          </draw:text-box>
        </draw:frame>
        <draw:custom-shape draw:style-name="gr4" draw:text-style-name="P3" draw:layer="layout" svg:width="0.1cm" svg:height="20.6cm" draw:transform="rotate (1.5707963267949) translate (-0.5cm 12.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192cm" svg:height="18cm" draw:transform="rotate (1.5707963267949) translate (0.5cm 13.6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0.5cm" svg:y1="12.5cm" svg:x2="0.5cm" svg:y2="13.5cm">
          <text:p/>
        </draw:line>
        <draw:frame draw:style-name="gr9" draw:text-style-name="P2" draw:layer="layout" svg:width="1cm" svg:height="0.725cm" svg:x="-1cm" svg:y="12.775cm">
          <draw:text-box>
            <text:p><text:span text:style-name="T1">10</text:span></text:p>
          </draw:text-box>
        </draw:frame>
        <draw:frame draw:style-name="gr3" draw:text-style-name="P2" draw:layer="layout" svg:width="2cm" svg:height="1.199cm" svg:x="1.5cm" svg:y="14.5cm">
          <draw:text-box>
            <text:p><text:span text:style-name="T1">ALPS</text:span></text:p>
            <text:p><text:span text:style-name="T1">RK09L</text:span></text:p>
          </draw:text-box>
        </draw:frame>
        <draw:frame draw:style-name="gr11" draw:text-style-name="P2" draw:layer="layout" svg:width="10.5cm" svg:height="4.199cm" svg:x="1.5cm" svg:y="16.301cm">
          <draw:text-box>
            <text:p><text:span text:style-name="T1">Multicomp</text:span></text:p>
            <text:p><text:span text:style-name="T1">2MD1T2B2M2RE – FA 9472991</text:span></text:p>
            <text:p><text:span text:style-name="T1"/></text:p>
            <text:p><text:span text:style-name="T1">NKK</text:span></text:p>
            <text:p><text:span text:style-name="T1">M2022SS1W03 – FA 1357676</text:span></text:p>
            <text:p><text:span text:style-name="T1"/></text:p>
            <text:p><text:span text:style-name="T1">TE</text:span></text:p>
            <text:p><text:span text:style-name="T1">A201SYCB04 – FA 1197677</text:span></text:p>
          </draw:text-box>
        </draw:frame>
        <draw:custom-shape draw:style-name="gr5" draw:text-style-name="P4" draw:layer="layout" svg:width="0.152cm" svg:height="19.6cm" draw:transform="rotate (1.5707963267949) translate (0.5cm 16.152cm)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9.5cm" svg:y1="12.5cm" svg:x2="19.5cm" svg:y2="16cm">
          <text:p/>
        </draw:line>
        <draw:frame draw:style-name="gr9" draw:text-style-name="P2" draw:layer="layout" svg:width="1cm" svg:height="0.725cm" svg:x="19.5cm" svg:y="12.5cm">
          <draw:text-box>
            <text:p><text:span text:style-name="T1">24</text:span></text:p>
          </draw:text-box>
        </draw:frame>
        <draw:line draw:style-name="gr6" draw:text-style-name="P5" draw:layer="layout" svg:x1="17.992cm" svg:y1="13.692cm" svg:x2="18cm" svg:y2="16cm">
          <text:p/>
        </draw:line>
        <draw:frame draw:style-name="gr9" draw:text-style-name="P2" draw:layer="layout" svg:width="1.5cm" svg:height="0.725cm" svg:x="18cm" svg:y="14.775cm">
          <draw:text-box>
            <text:p><text:span text:style-name="T1">~14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8.881cm" svg:x="1cm" svg:y="1.619cm">
          <draw:image xlink:href="Pictures/100000000000037C000001A10C81D52056870362.png" xlink:type="simple" xlink:show="embed" xlink:actuate="onLoad">
            <text:p/>
          </draw:image>
        </draw:frame>
        <draw:frame draw:style-name="gr12" draw:text-style-name="P6" draw:layer="layout" svg:width="6.5cm" svg:height="1cm" svg:x="2cm" svg:y="1.5cm">
          <draw:text-box>
            <text:p>HAMMOND 1590BB</text:p>
          </draw:text-box>
        </draw:frame>
        <draw:frame draw:style-name="gr1" draw:text-style-name="P1" draw:layer="layout" svg:width="5.14cm" svg:height="2.72cm" draw:transform="rotate (-1.5707963267949) translate (2.72cm 3.38cm)">
          <draw:image xlink:href="Pictures/10000000000001D1000000F6A08BB836AB57B91B.png" xlink:type="simple" xlink:show="embed" xlink:actuate="onLoad">
            <text:p/>
          </draw:image>
        </draw:frame>
        <draw:frame draw:style-name="gr1" draw:text-style-name="P1" draw:layer="layout" svg:width="5.083cm" svg:height="3.528cm" draw:transform="rotate (-1.5707963267949) translate (-0.2cm 3.236cm)">
          <draw:image xlink:href="Pictures/100000000000020B0000016B630C81C2A13B3C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="Symmetric_20_Arrow" draw:marker-start-width="0.1cm" draw:marker-start-center="false" draw:marker-end="Symmetric_20_Arrow" draw:marker-end-width="0.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16M9S</meta:editing-duration>
    <meta:editing-cycles>7</meta:editing-cycles>
    <meta:generator>LibreOffice/5.0.5.2$Windows_X86_64 LibreOffice_project/55b006a02d247b5f7215fc6ea0fde844b30035b3</meta:generator>
    <dc:date>2017-09-18T21:13:52.285000000</dc:date>
    <meta:document-statistic meta:object-count="48"/>
  </office:meta>
</office:document-meta>
</file>